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1c4ec5" officeooo:paragraph-rsid="0049abb2"/>
    </style:style>
    <style:style style:name="P2" style:family="paragraph" style:parent-style-name="Text_20_body">
      <style:paragraph-properties fo:margin-top="0cm" fo:margin-bottom="0cm" style:contextual-spacing="false" fo:text-align="start" style:justify-single-word="false"/>
      <style:text-properties officeooo:rsid="001c4ec5" officeooo:paragraph-rsid="0052771b"/>
    </style:style>
    <style:style style:name="P3" style:family="paragraph" style:parent-style-name="Text_20_body">
      <style:paragraph-properties fo:margin-top="0cm" fo:margin-bottom="0cm" style:contextual-spacing="false" fo:text-align="start" style:justify-single-word="false"/>
      <style:text-properties officeooo:rsid="001c4ec5" officeooo:paragraph-rsid="0053a073"/>
    </style:style>
    <style:style style:name="P4" style:family="paragraph" style:parent-style-name="Text_20_body">
      <style:paragraph-properties fo:margin-top="0cm" fo:margin-bottom="0cm" style:contextual-spacing="false" fo:text-align="start" style:justify-single-word="false"/>
      <style:text-properties fo:font-size="18pt" officeooo:rsid="001c4ec5" officeooo:paragraph-rsid="004c665e" style:font-size-asian="18pt" style:font-size-complex="18pt"/>
    </style:style>
    <style:style style:name="P5" style:family="paragraph" style:parent-style-name="Text_20_body">
      <style:paragraph-properties fo:margin-top="0cm" fo:margin-bottom="0cm" style:contextual-spacing="false" fo:text-align="start" style:justify-single-word="false"/>
      <style:text-properties fo:font-size="12pt" officeooo:rsid="00752d19" officeooo:paragraph-rsid="00752d19" style:font-size-asian="10.5pt" style:font-size-complex="12pt"/>
    </style:style>
    <style:style style:name="P6" style:family="paragraph" style:parent-style-name="Text_20_body">
      <style:paragraph-properties fo:margin-top="0cm" fo:margin-bottom="0cm" style:contextual-spacing="false" fo:text-align="start" style:justify-single-word="false"/>
      <style:text-properties officeooo:rsid="00752d19" officeooo:paragraph-rsid="00752d19"/>
    </style:style>
    <style:style style:name="P7" style:family="paragraph" style:parent-style-name="Text_20_body">
      <style:paragraph-properties fo:margin-top="0cm" fo:margin-bottom="0cm" style:contextual-spacing="false" fo:text-align="start" style:justify-single-word="false" fo:padding="0.074cm" fo:border-left="none" fo:border-right="none" fo:border-top="none" fo:border-bottom="0.06pt solid #000000" style:join-border="false"/>
      <style:text-properties officeooo:rsid="00752d19" officeooo:paragraph-rsid="00752d19"/>
    </style:style>
    <style:style style:name="T1" style:family="text">
      <style:text-properties officeooo:rsid="0049abb2"/>
    </style:style>
    <style:style style:name="T2" style:family="text">
      <style:text-properties officeooo:rsid="0049b6a7"/>
    </style:style>
    <style:style style:name="T3" style:family="text">
      <style:text-properties officeooo:rsid="004ff516"/>
    </style:style>
    <style:style style:name="T4" style:family="text">
      <style:text-properties officeooo:rsid="0053a073"/>
    </style:style>
    <style:style style:name="T5" style:family="text">
      <style:text-properties officeooo:rsid="00578e82"/>
    </style:style>
    <style:style style:name="T6" style:family="text">
      <style:text-properties officeooo:rsid="005ababc"/>
    </style:style>
    <style:style style:name="T7" style:family="text">
      <style:text-properties officeooo:rsid="005ae058"/>
    </style:style>
    <style:style style:name="T8" style:family="text">
      <style:text-properties officeooo:rsid="005b3367"/>
    </style:style>
    <style:style style:name="T9" style:family="text">
      <style:text-properties officeooo:rsid="0062eb1b"/>
    </style:style>
    <style:style style:name="T10" style:family="text">
      <style:text-properties officeooo:rsid="00651c96"/>
    </style:style>
    <style:style style:name="T11" style:family="text">
      <style:text-properties officeooo:rsid="006ee7c9"/>
    </style:style>
    <style:style style:name="T12" style:family="text">
      <style:text-properties officeooo:rsid="006ef8b0"/>
    </style:style>
    <style:style style:name="T13" style:family="text">
      <style:text-properties officeooo:rsid="0070412a"/>
    </style:style>
    <style:style style:name="T14" style:family="text">
      <style:text-properties officeooo:rsid="00706673"/>
    </style:style>
    <style:style style:name="T15" style:family="text">
      <style:text-properties officeooo:rsid="00708ec5"/>
    </style:style>
    <style:style style:name="T16" style:family="text">
      <style:text-properties officeooo:rsid="00727d92"/>
    </style:style>
    <style:style style:name="T17" style:family="text">
      <style:text-properties officeooo:rsid="0073ab03"/>
    </style:style>
    <style:style style:name="T18" style:family="text">
      <style:text-properties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lementation of Monte Carlo Linear Solvers in GPU environment </text:p>
      <text:p text:style-name="P4"/>
      <text:p text:style-name="P5">Massimiliano Lupo Pasini (Emory University, Atlanta, GA 30322)</text:p>
      <text:p text:style-name="P6"><text:span text:style-name="T18">Steven Hamilton (Oak Ridge National Laboratory, Oak Ridge, TN 37830)</text:span></text:p>
      <text:p text:style-name="P7"/>
      <text:p text:style-name="P6"><text:span text:style-name="T18"/></text:p>
      <text:p text:style-name="P3">The topic of this project is the study of Monte Carlo Linear Solvers (MCLS) for sparse linear systems. <text:span text:style-name="T4">The interest in this field is sparked by the need to come up with resilient algorithms, capable to cope with faults phenomena (crash of cores) in multicore machines. </text:span></text:p>
      <text:p text:style-name="P3">A primal acknowledgment of theoretical requirements to guarantee convergence is achieved via previous <text:span text:style-name="T5">contributions in literature</text:span>. We moved from such state-of-the-art results to select proper preconditioners and rewrite the linear system as a fixed point scheme. The key point is to guarantee the finiteness of both expected value and variance of <text:span text:style-name="T11">MCLS</text:span> estimators, in order to exploit the Central Limit Theorem. The necessity <text:span text:style-name="T12">to </text:span>preser<text:span text:style-name="T12">ve</text:span> the sparsity pattern of the original problem challenges the completion of this task. Sufficient conditions for convergence have been obtained for specific types of <text:span text:style-name="T13">matrices</text:span> (strictly diagonally dominant and generalized diagonally dominant) and experimental analyses are accomplished for further problems (e.g. parabolic equations). Such theoretical studies are matched with an examination of <text:span text:style-name="T14">the </text:span>performance <text:span text:style-name="T9">of the methods </text:span>on GPU architectures. <text:span text:style-name="T6">For this purpose we implemented a</text:span> version of the code with CUDA toolkits, analyz<text:span text:style-name="T10">ing</text:span> <text:span text:style-name="T7">different approaches </text:span>to generate random numbers and to organize the data (e.g. iteration matrix, transition probability). <text:span text:style-name="T8">Different options have been tested to facilitate the transfer of information from host to device memory. In particular, instructions for the use of texture memory have been employed in order to accelerate the access to high frequently consulted portions of data.</text:span></text:p>
      <text:p text:style-name="P2"><text:span text:style-name="T15">W</text:span>e attempted <text:span text:style-name="T15">also </text:span>to maximize the performance accordingly to specific properties of the problem (spectral radius of the iteration matrix, sparsity pattern), highlighting both <text:span text:style-name="T16">likely </text:span>improving techniques and <text:span text:style-name="T17">some </text:span>pathological behaviors.</text:p>
      <text:p text:style-name="P1">A comparison with a version of the code <text:span text:style-name="T3">run on</text:span> <text:span text:style-name="T2">standard </text:span>CPU shows promising results in favor of the employment of GPU<text:span text:style-name="T1">'</text:spa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04:08:24.573525011</meta:creation-date>
    <dc:date>2015-07-24T16:46:22.843475123</dc:date>
    <meta:editing-duration>PT2H18M48S</meta:editing-duration>
    <meta:editing-cycles>108</meta:editing-cycles>
    <meta:generator>LibreOffice/4.2.8.2$Linux_X86_64 LibreOffice_project/420m0$Build-2</meta:generator>
    <meta:document-statistic meta:table-count="0" meta:image-count="0" meta:object-count="0" meta:page-count="1" meta:paragraph-count="7" meta:word-count="322" meta:character-count="2169" meta:non-whitespace-character-count="1851"/>
  </office:meta>
</office:document-meta>
</file>